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size-asian="12pt" style:font-name-complex="Times New Roman" style:font-size-complex="12pt" style:font-style-complex="italic"/>
    </style:style>
    <style:style style:name="P6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name-asian="Times New Roman" style:font-size-asian="12pt" style:font-name-complex="Times New Roman" style:font-size-complex="12pt" style:font-style-complex="italic"/>
    </style:style>
    <style:style style:name="P7" style:family="paragraph" style:parent-style-name="Standard">
      <style:paragraph-properties fo:margin-top="0cm" fo:margin-bottom="0cm" loext:contextual-spacing="false"/>
      <style:text-properties fo:color="#ff0000"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9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margin-left="5.251cm" fo:margin-right="0cm" fo:margin-top="0cm" fo:margin-bottom="0cm" loext:contextual-spacing="false" fo:line-height="100%" fo:text-align="center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 CYR" fo:font-size="14pt" style:font-size-asian="14pt" style:font-name-complex="Times New Roman CYR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-0.009cm" fo:margin-top="0cm" fo:margin-bottom="0cm" loext:contextual-spacing="false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 style:master-page-name="Standard">
      <style:paragraph-properties fo:margin-left="7.752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Председателю </text:p>
      <text:p text:style-name="P18">диссертационного совета ___ШИФР_СОВЕТА___</text:p>
      <text:p text:style-name="P9">___________________________________</text:p>
      <text:p text:style-name="P12">(ФИО)</text:p>
      <text:p text:style-name="P9">от соискателя ученой степени </text:p>
      <text:p text:style-name="P8"><text:span text:style-name="T2"><text:s text:c="14"/></text:span><text:span text:style-name="T1"><text:tab/>___ФИО_в_родительном_падеже___</text:span></text:p>
      <text:p text:style-name="P12"/>
      <text:p text:style-name="P11"/>
      <text:p text:style-name="P10"/>
      <text:p text:style-name="P10"/>
      <text:p text:style-name="P10"/>
      <text:p text:style-name="P10"/>
      <text:p text:style-name="P3">Заявление</text:p>
      <text:p text:style-name="P3"/>
      <text:p text:style-name="P16">Прошу принять к предварительному рассмотрению и дальнейшей защите мою диссертацию на тему: «___Тема_диссертации___»</text:p>
      <text:p text:style-name="P4">на соискание ученой степени ___кандидат_или_доктор___а ___каких_наук___ наук</text:p>
      <text:p text:style-name="P17">по специальности(ям) ___________________.</text:p>
      <text:p text:style-name="P2"><text:span text:style-name="T4"><text:tab/></text:span><text:span text:style-name="T1">Защита планируется на русском/иностранном (указать какой) языке.</text:span></text:p>
      <text:p text:style-name="P13">Защита проводится впервые (повторно).</text:p>
      <text:p text:style-name="P13">Возможные риски, связанные с размещением в открытом доступе диссертации, принимаю.</text:p>
      <text:p text:style-name="P13">Согласен(на) на включение моих персональных данных в электронное аттестационное дело соискателя ученой степени на сайтах РУДН, ВАК, <text:s/>ЕГИСУ НИОКР и их дальнейшую обработку.</text:p>
      <text:p text:style-name="P13">Даю согласие на участие в заседании диссертационного совета в режиме видеоконференции. <text:s/></text:p>
      <text:p text:style-name="P15">Подтверждаю, что все представленные мной данные являются подлинными и оригинальными и, кроме специально оговоренных случаев, получены мною лично.</text:p>
      <text:p text:style-name="P4"/>
      <text:p text:style-name="P13"/>
      <text:p text:style-name="P13"/>
      <text:p text:style-name="P13"/>
      <text:p text:style-name="P1"><text:span text:style-name="T2"><text:s text:c="88"/></text:span><text:span text:style-name="T1">(</text:span><text:span text:style-name="T3">подпись соискателя</text:span><text:span text:style-name="T1">)</text:span></text:p>
      <text:p text:style-name="P14"/>
      <text:p text:style-name="P6"><text:s/></text:p>
      <text:p text:style-name="P5"/>
      <text:p text:style-name="P5"/>
      <text:p text:style-name="P7">Виза председателя диссертационного совета.</text:p>
      <text:p text:style-name="P7">Дата на заявлении = дате на протоколе о принятии диссертации к рассмотре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2T22:59:00</meta:creation-date>
    <dc:date>2025-10-19T01:39:29.706391764</dc:date>
    <meta:print-date>2013-11-08T19:09:00</meta:print-date>
    <meta:editing-cycles>24</meta:editing-cycles>
    <meta:editing-duration>PT2H46M3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0" meta:word-count="126" meta:character-count="1224" meta:non-whitespace-character-count="1007"/>
  </office:meta>
</office:document-meta>
</file>